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7484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4563in" fo:break-before="auto" style:use-optimal-row-height="true"/>
    </style:style>
    <style:style style:name="ro4" style:family="table-row">
      <style:table-row-properties style:row-height="3.3807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3.9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Areas Served</text:p>
          </table:table-cell>
          <table:table-cell table:style-name="ce1" office:value-type="string">
            <text:p>Content Areas/</text:p>
            <text:p>Grade Levels/</text:p>
            <text:p>Population Served</text:p>
          </table:table-cell>
          <table:table-cell table:style-name="ce1" office:value-type="string">
            <text:p>Statement of Qualifications &amp; Effectiveness</text:p>
          </table:table-cell>
          <table:table-cell/>
        </table:table-row>
        <table:table-row table:style-name="ro2">
          <table:table-cell office:value-type="string">
            <text:p>#1 in Learning</text:p>
          </table:table-cell>
          <table:table-cell table:style-name="ce1" office:value-type="string" table:number-columns-spanned="4" table:number-rows-spanned="1">
            <text:p>#1 in Learing (A Tree of Knowledge Educational Service, Inc.)<text:a xlink:href="">more info &gt;&gt;</text:a>Provider Id: 345</text:p>
          </table:table-cell>
          <table:covered-table-cell table:number-columns-repeated="3"/>
        </table:table-row>
        <table:table-row table:style-name="ro3">
          <table:table-cell/>
          <table:table-cell office:value-type="string" table:number-columns-spanned="4" table:number-rows-spanned="1">
            <text:p>Brandon Edwards10600 Sepulveda Blvd., Suite 107Mission Hills, CA 91345866-698-6537<text:a xlink:href="mailto:bedwards@tree-of-knowledge.net">bedwards@tree-of-knowledge.net</text:a><text:a xlink:href=""> </text:a></text:p>
          </table:table-cell>
          <table:covered-table-cell table:number-columns-repeated="3"/>
        </table:table-row>
        <table:table-row table:style-name="ro4">
          <table:table-cell/>
          <table:table-cell office:value-type="string">
            <text:p>All of New Jersey</text:p>
          </table:table-cell>
          <table:table-cell table:style-name="ce2" office:value-type="string">
            <text:p>Language Arts Literacy, Mathematics</text:p>
            <text:p/>
            <text:p><text:s/>Kindergarten, 1, 2, 3, 4, 5, 6, 7, 8, 9, 10, 11, 12</text:p>
            <text:p/>
            <text:p><text:s/>Students with disabilities, Gifted, Limited English</text:p>
          </table:table-cell>
          <table:table-cell table:style-name="ce2" office:value-type="string">
            <text:p>ATOK is an established organization with a high quality research-based program currently serving SES students in 7 states. Overall, in 2007-09, students improved an average of 1/4 grade levels in academic performance. Our program has achieved impressive success due to our design.</text:p>
          </table:table-cell>
          <table:table-cell/>
        </table:table-row>
        <table:table-row table:style-name="ro5">
          <table:table-cell office:value-type="string">
            <text:p>1 to 1 Tutor</text:p>
          </table:table-cell>
          <table:table-cell table:style-name="ce1" office:value-type="string" table:number-columns-spanned="4" table:number-rows-spanned="1">
            <text:p>1 to 1 Tutor<text:a xlink:href="">more info &gt;&gt;</text:a>Provider Id: 304</text:p>
          </table:table-cell>
          <table:covered-table-cell table:number-columns-repeated="3"/>
        </table:table-row>
        <table:table-row table:style-name="ro2">
          <table:table-cell/>
          <table:table-cell office:value-type="string" table:number-columns-spanned="4" table:number-rows-spanned="1">
            <text:p>Harish Shadadpuri11 IndigoIrvine, CA 92618972-812-7809<text:a xlink:href="mailto:harish.shadadpuri@gmail.com">harish.shadadpuri@gmail.com</text:a><text:a xlink:href=""> </text:a></text:p>
          </table:table-cell>
          <table:covered-table-cell table:number-columns-repeated="3"/>
        </table:table-row>
        <table:table-row table:style-name="ro6">
          <table:table-cell/>
          <table:table-cell office:value-type="string">
            <text:p>All of New Jersey</text:p>
          </table:table-cell>
          <table:table-cell table:style-name="ce2" office:value-type="string">
            <text:p>Mathematics</text:p>
            <text:p/>
            <text:p><text:s/>1, 2, 3, 4, 5, 6, 7, 8, 9, 10, 11, 12</text:p>
            <text:p/>
            <text:p><text:s/>Migrant students, Economically disadvantaged, Limited English (Spanish), Ethnic/racial minorities</text:p>
          </table:table-cell>
          <table:table-cell table:style-name="ce2" office:value-type="string">
            <text:p>1 to 1 Tutor employs a research based math curriculum &amp; assessment that are proven to guide students toward academic growth. The effectiveness of one-to-one instruction is validated by empirical research, especially for students considered at risk for school failure or have been identified as having learning disabilities.</text:p>
          </table:table-cell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 table:number-columns-repeated="2"/>
          <table:table-cell table:style-name="ce2" table:number-columns-repeated="2"/>
          <table:table-cell/>
        </table:table-row>
        <table:table-row table:style-name="ro5">
          <table:table-cell/>
          <table:table-cell>
            <draw:frame table:end-cell-address="Sheet1.B363" table:end-x="0.2752in" table:end-y="0.0886in" draw:z-index="0" draw:name="http://www.state.nj.us/education/images/nj_logo.gif" draw:style-name="gr1" draw:text-style-name="P1" svg:width="0.2748in" svg:height="0.2559in" svg:x="0.0004in" svg:y="0in">
              <draw:image xlink:href="http://www.state.nj.us/education/images/nj_logo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number-columns-repeated="3"/>
        </table:table-row>
        <table:table-row table:style-name="ro5">
          <table:table-cell/>
          <table:table-cell table:style-name="ce4"/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/>
          <table:table-cell table:style-name="ce3"/>
          <table:table-cell table:number-columns-repeated="3"/>
        </table:table-row>
        <table:table-row table:style-name="ro5" table:number-rows-repeated="3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08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03T08:57:14</meta:creation-date>
    <dc:date>2010-08-04T08:51:03</dc:date>
    <dc:creator>Eric Laquer</dc:creator>
    <meta:editing-duration>PT23H53M50S</meta:editing-duration>
    <meta:editing-cycles>2</meta:editing-cycles>
    <meta:generator>OpenOffice.org/3.2$Unix OpenOffice.org_project/320m12$Build-9483</meta:generator>
    <meta:document-statistic meta:table-count="3" meta:cell-count="16" meta:object-count="1"/>
    <meta:user-defined meta:name=""/>
  </office:meta>
</office:document-meta>
</file>